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9.999cm" fo:margin-bottom="0cm" loext:contextual-spacing="false" fo:text-align="center" style:justify-single-word="false"/>
      <style:text-properties fo:font-size="28pt" fo:font-weight="bold" officeooo:rsid="001de76f" officeooo:paragraph-rsid="001de76f" style:font-size-asian="28pt" style:font-weight-asian="bold" style:font-size-complex="28pt" style:font-weight-complex="bold"/>
    </style:style>
    <style:style style:name="P2" style:family="paragraph" style:parent-style-name="Standard">
      <style:paragraph-properties fo:margin-top="0cm" fo:margin-bottom="0cm" loext:contextual-spacing="false" fo:text-align="start" style:justify-single-word="false"/>
      <style:text-properties fo:font-size="12pt" fo:font-style="normal" style:text-underline-style="none" fo:font-weight="normal" officeooo:rsid="001e521c" officeooo:paragraph-rsid="001e521c" style:font-size-asian="10.5pt" style:font-style-asian="normal" style:font-weight-asian="normal" style:font-size-complex="12pt" style:font-style-complex="normal" style:font-weight-complex="normal"/>
    </style:style>
    <style:style style:name="P3" style:family="paragraph" style:parent-style-name="Standard">
      <style:paragraph-properties fo:margin-top="0cm" fo:margin-bottom="0cm" loext:contextual-spacing="false" fo:text-align="start" style:justify-single-word="false"/>
      <style:text-properties fo:font-size="12pt" fo:font-style="normal" style:text-underline-style="none" fo:font-weight="normal" officeooo:rsid="001e521c" officeooo:paragraph-rsid="001f3a57" style:font-size-asian="10.5pt" style:font-style-asian="normal" style:font-weight-asian="normal" style:font-size-complex="12pt" style:font-style-complex="normal" style:font-weight-complex="normal"/>
    </style:style>
    <style:style style:name="P4" style:family="paragraph" style:parent-style-name="Standard">
      <style:paragraph-properties fo:margin-top="0cm" fo:margin-bottom="0cm" loext:contextual-spacing="false" fo:text-align="start" style:justify-single-word="false"/>
      <style:text-properties fo:font-size="12pt" fo:font-style="normal" style:text-underline-style="none" fo:font-weight="normal" officeooo:rsid="001f3a57" officeooo:paragraph-rsid="001f3a57" style:font-size-asian="10.5pt" style:font-style-asian="normal" style:font-weight-asian="normal" style:font-size-complex="12pt" style:font-style-complex="normal" style:font-weight-complex="normal"/>
    </style:style>
    <style:style style:name="P5" style:family="paragraph" style:parent-style-name="Standard">
      <style:paragraph-properties fo:margin-top="0cm" fo:margin-bottom="0cm" loext:contextual-spacing="false" fo:text-align="start" style:justify-single-word="false"/>
      <style:text-properties fo:font-size="12pt" fo:font-style="normal" style:text-underline-style="none" fo:font-weight="normal" officeooo:rsid="00202fb6" officeooo:paragraph-rsid="00202fb6" style:font-size-asian="10.5pt" style:font-style-asian="normal" style:font-weight-asian="normal" style:font-size-complex="12pt" style:font-style-complex="normal" style:font-weight-complex="normal"/>
    </style:style>
    <style:style style:name="P6" style:family="paragraph" style:parent-style-name="Standard">
      <style:paragraph-properties fo:margin-top="0cm" fo:margin-bottom="0cm" loext:contextual-spacing="false" fo:text-align="start" style:justify-single-word="false"/>
      <style:text-properties fo:font-size="12pt" fo:font-style="normal" style:text-underline-style="none" fo:font-weight="normal" officeooo:rsid="00202fb6" officeooo:paragraph-rsid="0022d25f" style:font-size-asian="10.5pt" style:font-style-asian="normal" style:font-weight-asian="normal" style:font-size-complex="12pt" style:font-style-complex="normal" style:font-weight-complex="normal"/>
    </style:style>
    <style:style style:name="P7" style:family="paragraph" style:parent-style-name="Standard">
      <style:paragraph-properties fo:margin-top="0cm" fo:margin-bottom="0cm" loext:contextual-spacing="false" fo:text-align="start" style:justify-single-word="false"/>
      <style:text-properties fo:font-size="12pt" fo:font-style="normal" style:text-underline-style="solid" style:text-underline-width="auto" style:text-underline-color="font-color" fo:font-weight="normal" officeooo:rsid="001e521c" officeooo:paragraph-rsid="001f3a57" style:font-size-asian="10.5pt" style:font-style-asian="normal" style:font-weight-asian="normal" style:font-size-complex="12pt" style:font-style-complex="normal" style:font-weight-complex="normal"/>
    </style:style>
    <style:style style:name="P8" style:family="paragraph" style:parent-style-name="Standard">
      <style:paragraph-properties fo:margin-top="0cm" fo:margin-bottom="0cm" loext:contextual-spacing="false" fo:text-align="start" style:justify-single-word="false"/>
      <style:text-properties fo:font-size="12pt" fo:font-style="normal" style:text-underline-style="solid" style:text-underline-width="auto" style:text-underline-color="font-color" fo:font-weight="normal" officeooo:rsid="001f3a57" officeooo:paragraph-rsid="001f3a57" style:font-size-asian="10.5pt" style:font-style-asian="normal" style:font-weight-asian="normal" style:font-size-complex="12pt" style:font-style-complex="normal" style:font-weight-complex="normal"/>
    </style:style>
    <style:style style:name="P9" style:family="paragraph" style:parent-style-name="Standard">
      <style:paragraph-properties fo:margin-top="0cm" fo:margin-bottom="0cm" loext:contextual-spacing="false" fo:text-align="start" style:justify-single-word="false"/>
      <style:text-properties fo:font-weight="normal" officeooo:rsid="002c187b" officeooo:paragraph-rsid="002c187b" style:font-weight-asian="normal" style:font-weight-complex="normal"/>
    </style:style>
    <style:style style:name="P10" style:family="paragraph" style:parent-style-name="Standard">
      <style:paragraph-properties fo:margin-top="0cm" fo:margin-bottom="0cm" loext:contextual-spacing="false" fo:text-align="start" style:justify-single-word="false"/>
      <style:text-properties fo:font-weight="normal" officeooo:rsid="002c5710" officeooo:paragraph-rsid="002c5710" style:font-weight-asian="normal" style:font-weight-complex="normal"/>
    </style:style>
    <style:style style:name="P11" style:family="paragraph" style:parent-style-name="Standard">
      <style:paragraph-properties fo:margin-top="0cm" fo:margin-bottom="0cm" loext:contextual-spacing="false" fo:text-align="start" style:justify-single-word="false"/>
      <style:text-properties officeooo:paragraph-rsid="00202fb6"/>
    </style:style>
    <style:style style:name="P12" style:family="paragraph" style:parent-style-name="Standard">
      <style:paragraph-properties fo:margin-top="0cm" fo:margin-bottom="0cm" loext:contextual-spacing="false" fo:text-align="start" style:justify-single-word="false"/>
      <style:text-properties officeooo:paragraph-rsid="0022d25f"/>
    </style:style>
    <style:style style:name="P13" style:family="paragraph" style:parent-style-name="Standard">
      <style:paragraph-properties fo:margin-top="0cm" fo:margin-bottom="0cm" loext:contextual-spacing="false" fo:text-align="start" style:justify-single-word="false"/>
      <style:text-properties officeooo:paragraph-rsid="0028ceb4"/>
    </style:style>
    <style:style style:name="P14" style:family="paragraph" style:parent-style-name="Standard">
      <style:paragraph-properties fo:margin-top="0cm" fo:margin-bottom="0cm" loext:contextual-spacing="false" fo:text-align="start" style:justify-single-word="false"/>
      <style:text-properties officeooo:paragraph-rsid="002aab77"/>
    </style:style>
    <style:style style:name="P15" style:family="paragraph" style:parent-style-name="Standard">
      <style:paragraph-properties fo:margin-top="0cm" fo:margin-bottom="0cm" loext:contextual-spacing="false" fo:text-align="start" style:justify-single-word="false"/>
      <style:text-properties officeooo:paragraph-rsid="002c5710"/>
    </style:style>
    <style:style style:name="P16" style:family="paragraph" style:parent-style-name="Standard">
      <style:paragraph-properties fo:margin-top="0cm" fo:margin-bottom="0cm" loext:contextual-spacing="false" fo:text-align="center" style:justify-single-word="false"/>
      <style:text-properties fo:font-size="16pt" fo:font-style="normal" style:text-underline-style="solid" style:text-underline-width="auto" style:text-underline-color="font-color" fo:font-weight="bold" officeooo:rsid="00202fb6" officeooo:paragraph-rsid="00202fb6" style:font-size-asian="16pt" style:font-style-asian="normal" style:font-weight-asian="bold" style:font-size-complex="16pt" style:font-style-complex="normal" style:font-weight-complex="bold"/>
    </style:style>
    <style:style style:name="P17" style:family="paragraph" style:parent-style-name="Standard">
      <style:paragraph-properties fo:margin-top="0cm" fo:margin-bottom="0cm" loext:contextual-spacing="false" fo:text-align="center" style:justify-single-word="false"/>
      <style:text-properties fo:font-size="16pt" style:text-underline-style="solid" style:text-underline-width="auto" style:text-underline-color="font-color" fo:font-weight="bold" officeooo:rsid="002514e3" officeooo:paragraph-rsid="002514e3" style:font-size-asian="16pt" style:font-weight-asian="bold" style:font-size-complex="16pt" style:font-weight-complex="bold"/>
    </style:style>
    <style:style style:name="P18" style:family="paragraph" style:parent-style-name="Standard">
      <style:paragraph-properties fo:margin-top="0cm" fo:margin-bottom="0cm" loext:contextual-spacing="false" fo:text-align="center" style:justify-single-word="false"/>
      <style:text-properties fo:font-size="16pt" style:text-underline-style="solid" style:text-underline-width="auto" style:text-underline-color="font-color" fo:font-weight="bold" officeooo:rsid="002c187b" officeooo:paragraph-rsid="002c187b" style:font-size-asian="16pt" style:font-weight-asian="bold" style:font-size-complex="16pt" style:font-weight-complex="bold"/>
    </style:style>
    <style:style style:name="P19" style:family="paragraph" style:parent-style-name="Standard">
      <style:paragraph-properties fo:margin-top="0cm" fo:margin-bottom="0cm" loext:contextual-spacing="false" fo:text-align="start" style:justify-single-word="false"/>
      <style:text-properties officeooo:rsid="0022d25f" officeooo:paragraph-rsid="0022d25f"/>
    </style:style>
    <style:style style:name="P20" style:family="paragraph" style:parent-style-name="Standard">
      <style:paragraph-properties fo:margin-top="0cm" fo:margin-bottom="0cm" loext:contextual-spacing="false" fo:text-align="start" style:justify-single-word="false"/>
      <style:text-properties officeooo:rsid="00235266" officeooo:paragraph-rsid="00235266"/>
    </style:style>
    <style:style style:name="P21" style:family="paragraph" style:parent-style-name="Standard">
      <style:paragraph-properties fo:margin-top="0cm" fo:margin-bottom="0cm" loext:contextual-spacing="false" fo:text-align="start" style:justify-single-word="false"/>
      <style:text-properties officeooo:rsid="002514e3" officeooo:paragraph-rsid="002514e3"/>
    </style:style>
    <style:style style:name="P22" style:family="paragraph" style:parent-style-name="Standard">
      <style:paragraph-properties fo:margin-top="0cm" fo:margin-bottom="0cm" loext:contextual-spacing="false" fo:text-align="start" style:justify-single-word="false"/>
      <style:text-properties fo:font-weight="bold" officeooo:rsid="002c187b" officeooo:paragraph-rsid="002c187b" style:font-weight-asian="bold" style:font-weight-complex="bold"/>
    </style:style>
    <style:style style:name="P23" style:family="paragraph" style:parent-style-name="Standard">
      <style:paragraph-properties fo:margin-top="0cm" fo:margin-bottom="0cm" loext:contextual-spacing="false" fo:text-align="start" style:justify-single-word="false"/>
      <style:text-properties officeooo:rsid="0025f001" officeooo:paragraph-rsid="0025f001"/>
    </style:style>
    <style:style style:name="P24" style:family="paragraph" style:parent-style-name="Standard">
      <style:paragraph-properties fo:margin-top="0cm" fo:margin-bottom="0cm" loext:contextual-spacing="false" fo:text-align="start" style:justify-single-word="false"/>
      <style:text-properties style:text-underline-style="solid" style:text-underline-width="auto" style:text-underline-color="font-color" fo:font-weight="bold" officeooo:rsid="0025f001" officeooo:paragraph-rsid="0025f001" style:font-weight-asian="bold" style:font-weight-complex="bold"/>
    </style:style>
    <style:style style:name="P25" style:family="paragraph" style:parent-style-name="Standard">
      <style:paragraph-properties fo:margin-top="0cm" fo:margin-bottom="0cm" loext:contextual-spacing="false" fo:text-align="start" style:justify-single-word="false"/>
      <style:text-properties style:text-underline-style="solid" style:text-underline-width="auto" style:text-underline-color="font-color" fo:font-weight="bold" officeooo:rsid="002a673b" officeooo:paragraph-rsid="002a673b" style:font-weight-asian="bold" style:font-weight-complex="bold"/>
    </style:style>
    <style:style style:name="P26" style:family="paragraph" style:parent-style-name="Standard">
      <style:paragraph-properties fo:margin-top="0cm" fo:margin-bottom="0cm" loext:contextual-spacing="false" fo:text-align="start" style:justify-single-word="false"/>
      <style:text-properties style:text-underline-style="solid" style:text-underline-width="auto" style:text-underline-color="font-color" fo:font-weight="bold" officeooo:rsid="002ab823" officeooo:paragraph-rsid="002ab823" style:font-weight-asian="bold" style:font-weight-complex="bold"/>
    </style:style>
    <style:style style:name="P27" style:family="paragraph" style:parent-style-name="Standard">
      <style:paragraph-properties fo:margin-top="0cm" fo:margin-bottom="0cm" loext:contextual-spacing="false" fo:text-align="start" style:justify-single-word="false"/>
      <style:text-properties officeooo:rsid="0027996f" officeooo:paragraph-rsid="0027996f"/>
    </style:style>
    <style:style style:name="P28" style:family="paragraph" style:parent-style-name="Standard">
      <style:paragraph-properties fo:margin-top="0cm" fo:margin-bottom="0cm" loext:contextual-spacing="false" fo:text-align="start" style:justify-single-word="false"/>
      <style:text-properties officeooo:rsid="0029d12e" officeooo:paragraph-rsid="0029d12e"/>
    </style:style>
    <style:style style:name="P29" style:family="paragraph" style:parent-style-name="Standard">
      <style:paragraph-properties fo:margin-top="0cm" fo:margin-bottom="0cm" loext:contextual-spacing="false" fo:text-align="start" style:justify-single-word="false"/>
      <style:text-properties officeooo:rsid="002a673b" officeooo:paragraph-rsid="002a673b"/>
    </style:style>
    <style:style style:name="P30" style:family="paragraph" style:parent-style-name="Standard">
      <style:paragraph-properties fo:margin-top="0cm" fo:margin-bottom="0cm" loext:contextual-spacing="false" fo:text-align="start" style:justify-single-word="false"/>
      <style:text-properties officeooo:rsid="002aab77" officeooo:paragraph-rsid="002aab77"/>
    </style:style>
    <style:style style:name="P31" style:family="paragraph" style:parent-style-name="Standard">
      <style:paragraph-properties fo:margin-top="0cm" fo:margin-bottom="0cm" loext:contextual-spacing="false" fo:text-align="start" style:justify-single-word="false"/>
      <style:text-properties officeooo:rsid="002ab823" officeooo:paragraph-rsid="002ab823"/>
    </style:style>
    <style:style style:name="P32" style:family="paragraph" style:parent-style-name="Standard">
      <style:paragraph-properties fo:margin-top="0cm" fo:margin-bottom="0cm" loext:contextual-spacing="false" fo:text-align="start" style:justify-single-word="false"/>
      <style:text-properties officeooo:rsid="002b4c37" officeooo:paragraph-rsid="002b4c37"/>
    </style:style>
    <style:style style:name="P33" style:family="paragraph" style:parent-style-name="Standard">
      <style:paragraph-properties fo:margin-top="0cm" fo:margin-bottom="0.499cm" loext:contextual-spacing="false" fo:text-align="start" style:justify-single-word="false" fo:break-before="page"/>
      <style:text-properties officeooo:paragraph-rsid="001de76f"/>
    </style:style>
    <style:style style:name="T1" style:family="text">
      <style:text-properties fo:font-style="italic" style:font-style-asian="italic" style:font-style-complex="italic"/>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style:text-underline-style="none" officeooo:rsid="00202fb6"/>
    </style:style>
    <style:style style:name="T5" style:family="text">
      <style:text-properties fo:font-size="16pt" fo:font-style="normal" style:text-underline-style="solid" style:text-underline-width="auto" style:text-underline-color="font-color" fo:font-weight="bold" officeooo:rsid="001e521c" style:font-size-asian="16pt" style:font-style-asian="normal" style:font-weight-asian="bold" style:font-size-complex="16pt" style:font-style-complex="normal" style:font-weight-complex="bold"/>
    </style:style>
    <style:style style:name="T6" style:family="text">
      <style:text-properties fo:font-size="16pt" fo:font-style="normal" style:text-underline-style="solid" style:text-underline-width="auto" style:text-underline-color="font-color" fo:font-weight="bold" officeooo:rsid="001de76f" style:font-size-asian="16pt" style:font-style-asian="normal" style:font-weight-asian="bold" style:font-size-complex="16pt" style:font-style-complex="normal" style:font-weight-complex="bold"/>
    </style:style>
    <style:style style:name="T7" style:family="text">
      <style:text-properties officeooo:rsid="001f3a57"/>
    </style:style>
    <style:style style:name="T8" style:family="text">
      <style:text-properties officeooo:rsid="00202fb6"/>
    </style:style>
    <style:style style:name="T9" style:family="text">
      <style:text-properties officeooo:rsid="00203de8"/>
    </style:style>
    <style:style style:name="T10" style:family="text">
      <style:text-properties fo:font-size="12pt" fo:font-style="normal" style:text-underline-style="none" fo:font-weight="normal" officeooo:rsid="00202fb6" style:font-size-asian="10.5pt" style:font-style-asian="normal" style:font-weight-asian="normal" style:font-size-complex="12pt" style:font-style-complex="normal" style:font-weight-complex="normal"/>
    </style:style>
    <style:style style:name="T11" style:family="text">
      <style:text-properties fo:font-size="12pt" fo:font-style="normal" style:text-underline-style="none" fo:font-weight="normal" officeooo:rsid="00203de8" style:font-size-asian="10.5pt" style:font-style-asian="normal" style:font-weight-asian="normal" style:font-size-complex="12pt" style:font-style-complex="normal" style:font-weight-complex="normal"/>
    </style:style>
    <style:style style:name="T12" style:family="text">
      <style:text-properties fo:font-size="12pt" fo:font-style="normal" style:text-underline-style="none" fo:font-weight="normal" officeooo:rsid="0021d4cc" style:font-size-asian="10.5pt" style:font-style-asian="normal" style:font-weight-asian="normal" style:font-size-complex="12pt" style:font-style-complex="normal" style:font-weight-complex="normal"/>
    </style:style>
    <style:style style:name="T13" style:family="text">
      <style:text-properties fo:font-size="12pt" fo:font-style="normal" style:text-underline-style="none" fo:font-weight="normal" officeooo:rsid="0022d25f" style:font-size-asian="10.5pt" style:font-style-asian="normal" style:font-weight-asian="normal" style:font-size-complex="12pt" style:font-style-complex="normal" style:font-weight-complex="normal"/>
    </style:style>
    <style:style style:name="T14" style:family="text">
      <style:text-properties fo:font-size="12pt" fo:font-style="italic" style:text-underline-style="none" fo:font-weight="normal" officeooo:rsid="0021d4cc" style:font-size-asian="10.5pt" style:font-style-asian="italic" style:font-weight-asian="normal" style:font-size-complex="12pt" style:font-style-complex="italic" style:font-weight-complex="normal"/>
    </style:style>
    <style:style style:name="T15" style:family="text">
      <style:text-properties officeooo:rsid="0022d25f"/>
    </style:style>
    <style:style style:name="T16" style:family="text">
      <style:text-properties officeooo:rsid="00235266"/>
    </style:style>
    <style:style style:name="T17" style:family="text">
      <style:text-properties officeooo:rsid="002498a9"/>
    </style:style>
    <style:style style:name="T18" style:family="text">
      <style:text-properties officeooo:rsid="0028ceb4"/>
    </style:style>
    <style:style style:name="T19" style:family="text">
      <style:text-properties officeooo:rsid="002a673b"/>
    </style:style>
    <style:style style:name="T20" style:family="text">
      <style:text-properties officeooo:rsid="002aab77"/>
    </style:style>
    <style:style style:name="T21" style:family="text">
      <style:text-properties officeooo:rsid="002ab823"/>
    </style:style>
    <style:style style:name="T22" style:family="text">
      <style:text-properties officeooo:rsid="002b94ca"/>
    </style:style>
    <style:style style:name="T23" style:family="text">
      <style:text-properties officeooo:rsid="002c187b"/>
    </style:style>
    <style:style style:name="T24" style:family="text">
      <style:text-properties officeooo:rsid="002c5710"/>
    </style:style>
    <style:style style:name="T25" style:family="text">
      <style:text-properties fo:font-weight="normal" style:font-weight-asian="normal" style:font-weight-complex="normal"/>
    </style:style>
    <style:style style:name="T26" style:family="text">
      <style:text-properties fo:font-weight="normal" officeooo:rsid="002c5710"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Megvalósíthatósági tanulmány<text:line-break/></text:span><text:line-break/>Személyes adatok nyilvántartó és megosztó rendszere<text:line-break/><text:line-break/><text:span text:style-name="T3">Bodnár Renátó<text:line-break/></text:span><text:span text:style-name="T4">A4R0OD</text:span></text:p>
      <text:p text:style-name="P33"><text:span text:style-name="T5">Választott keretrendszer</text:span><text:span text:style-name="T6">:</text:span></text:p>
      <text:p text:style-name="P2">A feladat a kiírás szerint mobilon futtatható alkalmazást kér. Ennek értelmében 3 fajta technológia közül választhatunk:</text:p>
      <text:p text:style-name="P2">-natív alkalmazások</text:p>
      <text:p text:style-name="P2">-natívra forduló alkalmazások</text:p>
      <text:p text:style-name="P2">-virtuális webapplikációk</text:p>
      <text:p text:style-name="P2"/>
      <text:p text:style-name="P7">Virtuális webapplikáció <text:span text:style-name="T7">(</text:span>pl: Ionic<text:span text:style-name="T7">):</text:span></text:p>
      <text:p text:style-name="P3">Előnye egy egyszerű weblaphoz képest, hogy képes önállóan telepített formában futni, a meglévő ismeretek felha<text:span text:style-name="T7">s</text:span>ználásával. Funkcionalitásuk megegyezik. A valóságban rejtett böngészőablakban futnak, a címsor és vezérlő elemek vannak eltüntetve belőle. <text:span text:style-name="T7">Nem igazi mobilos alkalmazások, nem felelnek meg a kiírásnak.</text:span></text:p>
      <text:p text:style-name="P3"/>
      <text:p text:style-name="P8">Natív alkalmazás (swift, kotlin):</text:p>
      <text:p text:style-name="P4">A legtágabb funkcionalitás, és legjobb teljesítmény együttesen. Elég komoly hátrányuk, hogy behatóan ismerni kell mind a két nagy platform működését, és programozási nyelvét. A megírt kód nem vihető át egyikről a másikra, így két fejlesztő csapat alkalmazására van szükség. </text:p>
      <text:p text:style-name="P4"/>
      <text:p text:style-name="P4"><text:span text:style-name="T2">Natívra forduló alkalmazások (React-Native, Xamarin-Forms, Flutter)</text:span>:</text:p>
      <text:p text:style-name="P4">Az alapelgondolás mögöttünk, hogy az eddig ismert technológiák felhasználásával lehessen létrehozni natív közeli programokat. <text:span text:style-name="T8">Általában egy felkapott webtechnológiát dolgoznak át hozzá, amit aztán a platform operációs rendszerétől függő UI elemek rendszerhívásárára fordít. Előnye, hogy optimális esetben 100%-os kódmegosztás érhető el.</text:span></text:p>
      <text:p text:style-name="P4"/>
      <text:p text:style-name="P16">Flutter</text:p>
      <text:p text:style-name="P16"/>
      <text:p text:style-name="P6">A Google legújabb keretrendszere, kb. 1 éve növekszik a népszerűsége folyamatosan. A natívra forduló keretrendszereket gondolta tovább, <text:span text:style-name="T9">annyi csavarral, hogy nem kér a rendszertől semmilyen UI elemet, ezt a kérést kikerülve, direktben a GPU-nak küldi az adatokat megjelenítésre.</text:span></text:p>
      <text:p text:style-name="P6"><text:span text:style-name="T9">Menete:</text:span></text:p>
      <text:p text:style-name="P6"/>
      <text:p text:style-name="P11"><text:span text:style-name="T10">-</text:span><text:span text:style-name="T11">Layout Phase: a Flutter alapeleme a widget, ezek faszerkezetben írhatóak le. </text:span><text:span text:style-name="T12">A gráf csúcseleméből kiindulva a gyerekelemek felé kiküld egy </text:span><text:span text:style-name="T14">kényszert</text:span><text:span text:style-name="T12">, amit a gyereknek tiszteletben kell tartania amikor kirajzolja majd magát. Példa: ha a szülőnek megvan adva a maximális magassága, akkor a gyermek innen tudja, hogy ne is próbáljon ennél magasabbat rajzolni. Generál egy új kényszert és leküldi a gyerekei felé. Ezt addig folytatja, míg a gráf aljára nem ér. Ekkor a legalsó elem elküldi az elrendezési részleteit a szülőjének, ami a sajátjával összevetve szintén tovább küldi. Mire ez a választ a gráf csúcsához ér, pontosan tudni fogja, hogy minek hol lesz a helye.</text:span></text:p>
      <text:p text:style-name="P5">-<text:span text:style-name="T9">Painting Phase: </text:span><text:span text:style-name="T15">létrehoz egy kontextust, ami tartalmaz egy vásznat, amire a widgetek felfesthetik magukat, és a gyermekeiket is. Lehetőséget nyújt új kontextus létrehozására is, ha átfedésben fölé kellene rajzolni valamit.</text:span></text:p>
      <text:p text:style-name="P5">-<text:span text:style-name="T15">Compositing Phase: összeszed minden eddigi információt, egybe rakja, és elküldi a GPU-nak feldolgozásra</text:span></text:p>
      <text:p text:style-name="P5">-<text:span text:style-name="T15">Rasterizing Phase: a végső lépés, az alkalmazás megjelenik a kijelzőn mint pixelek mátrixa.</text:span></text:p>
      <text:p text:style-name="P12"><text:span text:style-name="T13">Forrás: </text:span><text:a xlink:type="simple" xlink:href="https://medium.com/saugo360/flutters-rendering-engine-a-tutorial-part-1-e9eff68b825d" text:style-name="Internet_20_link" text:visited-style-name="Visited_20_Internet_20_Link">https://medium.com/saugo360/flutters-rendering-engine-a-tutorial-part-1-e9eff68b825d</text:a> </text:p>
      <text:p text:style-name="P12"/>
      <text:p text:style-name="P19">A legfrissebb mérések szerint sebességre megközelíti a natív alkalmazásokat, egyes esetekben a hardver igény is kisebb tud lenni. Hátránya, hogy a Google saját programozási nyelvét, a Dart-ot használja. <text:span text:style-name="T16">A Dart egy kliens optimalizált objektumorientált programozási nyelv. Garbage-collectorral C stílusú szintaxissal.</text:span></text:p>
      <text:p text:style-name="P20"><text:soft-page-break/>Az én választásom a Flutter keretrendszerre esett, <text:span text:style-name="T17">már most képes felvenni a versenyt a natív alkalmazásokkal, és elegendő hozzá egy fejlesztőcsapatot alkalmazni, hogy mind a két nagy mobilplatform lefedésben legyen. Személyes véleményem, hogy ha megmarad a népszerűségi növekedése, akkor egy remek alternatívát tud nyújtani az alacsonyabb költségvetésű cégeknek, hátrányok nélkül.</text:span></text:p>
      <text:p text:style-name="P20"/>
      <text:p text:style-name="P17">Az alkalmazás felépítése</text:p>
      <text:p text:style-name="P21"/>
      <text:p text:style-name="P23">Úgy gondolom erre a feladatra egy felhasználó oldali, és egy szolgáltató oldali alkalmazásra külön lenne szükség. Illetve egy adatbázis-kezelőre.</text:p>
      <text:p text:style-name="P23"/>
      <text:p text:style-name="P24">Felhasználói alkalmazás:</text:p>
      <text:p text:style-name="P27">Két funkcióra van szükség alapvetően: QR kód scannelése, és a saját adatok nyilvántartása.</text:p>
      <text:p text:style-name="P27"/>
      <text:p text:style-name="P27">A saját adatoknál arra gondoltam, mivel ezek személyes adatok, amiket nem szívesen tárolnánk idegenek kezében, ezt a készüléken titkosítva lehetne tárolni. Erre megoldást nyújtana a flutter_secure_storage nevű csomagja. <text:span text:style-name="T18">Ezt már kipróbáltam, egyszerűen és szépen működik.</text:span></text:p>
      <text:p text:style-name="P27"><text:a xlink:type="simple" xlink:href="https://github.com/mogol/flutter_secure_storage" text:style-name="Internet_20_link" text:visited-style-name="Visited_20_Internet_20_Link">https://github.com/mogol/flutter_secure_storage</text:a> </text:p>
      <text:p text:style-name="P13"/>
      <text:p text:style-name="P28">A QR kód scannelés szintén egyszerűen megoldható, <text:span text:style-name="T19">a qrcode-scanner csomaggal. Ezzel generálni is lehet, de arra más megoldás is létezik. Még nem próbáltam, de egyszerűnek tűnik.</text:span></text:p>
      <text:p text:style-name="P28"><text:a xlink:type="simple" xlink:href="https://github.com/leyan95/qrcode_scanner" text:style-name="Internet_20_link" text:visited-style-name="Visited_20_Internet_20_Link">https://github.com/leyan95/qrcode_scanner</text:a> </text:p>
      <text:p text:style-name="P29"/>
      <text:p text:style-name="P25">Szolgáltatói alkalmazás:</text:p>
      <text:p text:style-name="P14"><text:span text:style-name="T20">Tudjon generálni QR kódot, amiben adatot lehet továbbítani. Illetve a kért adatot fogadni. Ez megvalósítható az előbb említett csomaggal, vagy ezzel: </text:span><text:a xlink:type="simple" xlink:href="https://github.com/lukef/qr.flutter" text:style-name="Internet_20_link" text:visited-style-name="Visited_20_Internet_20_Link">https://github.com/lukef/qr.flutter</text:a></text:p>
      <text:p text:style-name="P14"><text:span text:style-name="T20">Mind a kettő megfelelő lehet, harmadik megoldásként egy ingyenes online generáló, ami elérhető rest api-n keresztül: </text:span><text:a xlink:type="simple" xlink:href="https://www.qr-code-generator.com/qr-code-api/?target=api-ad" text:style-name="Internet_20_link" text:visited-style-name="Visited_20_Internet_20_Link">https://www.qr-code-generator.com/qr-code-api/?target=api-ad</text:a></text:p>
      <text:p text:style-name="P30">Kipróbáltam, gyorsan generálja, az ékezetes karakterekkel nem tud mit kezdeni, azokat kerülni kell.</text:p>
      <text:p text:style-name="P30">Ez nem probléma, a kért mezők neveit angolul adjuk meg. Ilyesmi formában: {”first_name”, <text:s/>”last_name” …}</text:p>
      <text:p text:style-name="P30">A kért adatokat valamilyen úton fogadni is kellene tudni. <text:span text:style-name="T21">Ezt az adatbázis-kezelővel lenne célszerű megoldani.</text:span></text:p>
      <text:p text:style-name="P30"/>
      <text:p text:style-name="P26">Adatbázis-kezelő:</text:p>
      <text:p text:style-name="P31">Két lehetőség jutott eszembe, az egyik a Firebase, a másik a Google Cloud Datastore.</text:p>
      <text:p text:style-name="P32">Valószínűleg a firebase lenne a jobb megoldás, hiszen azt valóban erre is találták ki. <text:span text:style-name="T22">Így támogatja az OAuth2 szabványt, </text:span><text:span text:style-name="T23">token alapú, titkosított csatornán működő bejelentkezés. Annyi hátránnyal, hogy a csatlakoztatott clienseket engedélyeztetni kell az online felületén, de cserébe minden clienshez rendel egy egyedi azonosítót, így azok megkülönböztethetőek. Tudja a real time adatbázist, amire feliratkozva instant kaphatjuk az adatot is. Szintén Google termék, így az integritása jól dokumentáltnak tűnik átolvasva, nem lehet gond a használatával.</text:span></text:p>
      <text:p text:style-name="P32"/>
      <text:p text:style-name="P18">Vizionált működés</text:p>
      <text:p text:style-name="P22"/>
      <text:p text:style-name="P9">A szolgáltató beszerzi az alkalmazást, feltelepíti a kívánt eszközre. Ezt a fejlesztőnél kéri regisztrációra, aki engedélyezteti az alkalmazását, és megkapja a kliense azonosítóját.</text:p>
      <text:p text:style-name="P9">A szolgáltató az alkalmazásban kiválasztja a QR kód generálása menüpontot, itt megadja (esetleg kiválasztja egy előre megadott listából) azokat az adatokat amire szüksége van, és bepipálja melléjük amit kötelező megadni. Ebből legenerálja a QR kódot, ami tartalmazza a cliens id-ját, illetve az adatok listáját. Ezt kinyomtatja, és kiragaszthatja az ajtóra, vagy információs táblára.</text:p>
      <text:p text:style-name="P9"/>
      <text:p text:style-name="P9"><text:soft-page-break/>A felhasználó letölti az alkalmazást, beregisztrál. Bejelentkezés az említett OAutch2 szabványon keresztül működik, így a titkosítás adott. Bejelentkezésnél megkapja a generált tokenjét, amit a kérésekhez csatolnia kell majd a programnak. Személyes adatok menüpontot kiválasztva, elmentheti a telefon titkosított tárolójára az általa gondolt adatokat. Valószínűleg egy előre összeállított listából választhatja majd ki milyen adatokat szeretne tárolni. Ezeket menti. Majd oda érve egy bolthoz vagy szolgáltatóhoz akik használják az adott rendszert, előveszi a telefonját, és az alkalmazásba lépve leolvassa a QR kódot, <text:span text:style-name="T24">megjelenik neki a kért adatok listája. Itt látni fogja, hogy az adat kötelezően megadandó-e, illetve azt is, hogy melyik mezőhöz nincsen jelenleg mentett adata saját magáról, lehetősége van pótolni ezeket. A sorok végén lesz egy boksz, amivel kijelölhető melyik adatot hajlandó megosztani a szolgáltatóval.</text:span></text:p>
      <text:p text:style-name="P10">Ha a küldésre rányom, akkor az alkalmazás összeállítja a POST metódust, aminek a headerjében szerepel a felhasználó tokenje, ez szükséges minden kérés mellé, a body-ban pedig az adatok illetve a kliensnek az ID-ja. Ezeket az adatokat pedig megkapja a szolgáltató.</text:p>
      <text:p text:style-name="P10">Erre két lehetőséget látok, még jobban utána kell néznem.</text:p>
      <text:p text:style-name="P10">A firebaset csak buffernek használva a cliens id-val direkt üzenet küldhető, és így bármilyen tárolás nélkül titkosítottan menne az információ. Ezt pedig a szolgáltató programja érzékeli, és beérkezés alapján listába rendezve megtekinthető.</text:p>
      <text:p text:style-name="P15"><text:span text:style-name="T26">Vagy a firebaseben kliensenként azonosítva kerülnek az adatok Real Time Database-ben. Ez támogatja a websocket alapú feliratkozást, és ha érkezik új adat, akkor azt rögtön továbbítaná a kliensnek, szintén beérkezés szerinti listába rendezve megtekinthető lenne.</text:span></text:p>
      <text:p text:style-name="P15"><text:span text:style-name="T26"/></text:p>
      <text:p text:style-name="P15"><text:span text:style-name="T26">Mind a két verzióban a programok az összes interakcióról naplózást készítenének, lementve az időt, feladat típusát, leírását. Ezeket pedig mentené, ami egy Napló menüpont alól visszanézhető, keresővel.</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u" fo:country="HU"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hu" fo:country="HU"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24T13:54:13.807000000</meta:creation-date>
    <meta:generator>LibreOffice/6.4.0.3$Windows_x86 LibreOffice_project/b0a288ab3d2d4774cb44b62f04d5d28733ac6df8</meta:generator>
    <dc:date>2020-02-24T19:28:30.830000000</dc:date>
    <meta:editing-duration>PT22M40S</meta:editing-duration>
    <meta:editing-cycles>2</meta:editing-cycles>
    <meta:document-statistic meta:table-count="0" meta:image-count="0" meta:object-count="0" meta:page-count="4" meta:paragraph-count="48" meta:word-count="1078" meta:character-count="8247" meta:non-whitespace-character-count="7210"/>
  </office:meta>
</office:document-meta>
</file>